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f965d" officeooo:paragraph-rsid="001f965d"/>
    </style:style>
    <style:style style:name="P2" style:family="paragraph" style:parent-style-name="Standard" style:list-style-name="L1">
      <style:text-properties style:font-name="Courier New" officeooo:rsid="001f965d" officeooo:paragraph-rsid="001f965d"/>
    </style:style>
    <style:style style:name="P3" style:family="paragraph" style:parent-style-name="Standard" style:list-style-name="L2">
      <style:text-properties style:font-name="Courier New" officeooo:rsid="001f965d" officeooo:paragraph-rsid="001f965d"/>
    </style:style>
    <style:style style:name="P4" style:family="paragraph" style:parent-style-name="Standard" style:list-style-name="L3">
      <style:text-properties style:font-name="Courier New" officeooo:rsid="001f965d" officeooo:paragraph-rsid="001f965d"/>
    </style:style>
    <style:style style:name="P5" style:family="paragraph" style:parent-style-name="Standard" style:list-style-name="L4">
      <style:text-properties style:font-name="Courier New" officeooo:rsid="001f965d" officeooo:paragraph-rsid="001f965d"/>
    </style:style>
    <style:style style:name="P6" style:family="paragraph" style:parent-style-name="Standard" style:list-style-name="L5">
      <style:text-properties style:font-name="Courier New" officeooo:rsid="001f965d" officeooo:paragraph-rsid="001f965d"/>
    </style:style>
    <style:style style:name="P7" style:family="paragraph" style:parent-style-name="Standard" style:list-style-name="L6">
      <style:text-properties style:font-name="Courier New" officeooo:rsid="001f965d" officeooo:paragraph-rsid="001f965d"/>
    </style:style>
    <style:style style:name="T1" style:family="text">
      <style:text-properties officeooo:rsid="001fb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of agenda meeting Sunday the 7th of September, time 13:15-14:30 (max)</text:p>
      <text:p text:style-name="P1"/>
      <text:p text:style-name="P1">Makercourse:</text:p>
      <text:list xml:id="list7674776544216438302" text:style-name="L1">
        <text:list-item>
          <text:p text:style-name="P2">Poll: current form of the projects: students can come and go. Should we keep this so or are there suggestions? (5 mins max)</text:p>
        </text:list-item>
        <text:list-item>
          <text:p text:style-name="P2">Poll: what will be the next workshop(s)? Decide: Who volunteers to coordinate this? (5 mins max)</text:p>
          <text:list>
            <text:list-item>
              <text:p text:style-name="P2">2014-09-12: no workshop</text:p>
            </text:list-item>
          </text:list>
        </text:list-item>
        <text:list-item>
          <text:p text:style-name="P2">Poll: should we get more publicity? Decide: if yes, who will do what to get more publicity? (5 mins max)</text:p>
        </text:list-item>
        <text:list-item>
          <text:p text:style-name="P2">Poll: should we get more students? Decide: if yes, who will do what to get more students? (5 mins max)</text:p>
        </text:list-item>
        <text:list-item>
          <text:p text:style-name="P2">Poll: should we get more volunteers? Decide: if yes, who will do what to get more volunteers? (5 mins max)</text:p>
        </text:list-item>
        <text:list-item>
          <text:p text:style-name="P2"><text:span text:style-name="T1">(NEW) </text:span>Poll: are the current volunteers happy with their current reponsibility? Decide: if there are many ideas, who will decide a better form how to reach this? (5 mins max)</text:p>
        </text:list-item>
        <text:list-item>
          <text:p text:style-name="P2">Poll: should we keep better track of our budget? Decide: who volunteers to keep track of the budget and suggest a plan to do so? (5 mins max)</text:p>
          <text:p text:style-name="P2"/>
        </text:list-item>
      </text:list>
      <text:p text:style-name="P1">Project progress: what is the current state of all projects? What is needed for the next step?</text:p>
      <text:list xml:id="list8660179973542103440" text:style-name="L2">
        <text:list-item>
          <text:p text:style-name="P3">OpenerPCR: Richel (5 mins max)</text:p>
        </text:list-item>
        <text:list-item>
          <text:p text:style-name="P3">BugFarm: Winand (5 mins max)</text:p>
        </text:list-item>
        <text:list-item>
          <text:p text:style-name="P3">3D printer: Victor (5 mins max)</text:p>
          <text:p text:style-name="P3"/>
        </text:list-item>
      </text:list>
      <text:p text:style-name="P1">The VPRO Tegenlicht meetup (September 17th)</text:p>
      <text:list xml:id="list3617220236461417270" text:style-name="L3">
        <text:list-item>
          <text:p text:style-name="P4">what is the goal? Winand</text:p>
        </text:list-item>
        <text:list-item>
          <text:p text:style-name="P4"><text:span text:style-name="T1">Decide: </text:span>who will go there? (2 mins)</text:p>
          <text:p text:style-name="P4"/>
        </text:list-item>
      </text:list>
      <text:p text:style-name="P1">Groningen mini-makerfaire (Sunday, October 5th)</text:p>
      <text:list xml:id="list5928513907090143201" text:style-name="L4">
        <text:list-item>
          <text:p text:style-name="P5"><text:span text:style-name="T1">Decide: </text:span>who volunteers to coordinate this?</text:p>
        </text:list-item>
        <text:list-item>
          <text:p text:style-name="P5"><text:span text:style-name="T1">Decide: </text:span>who will be present there?</text:p>
        </text:list-item>
      </text:list>
      <text:p text:style-name="P1"/>
      <text:p text:style-name="P1">The world science and technology faire (September 30th - October 3rd)</text:p>
      <text:list xml:id="list6982411403811577718" text:style-name="L5">
        <text:list-item>
          <text:p text:style-name="P6">what is the goal? Winand</text:p>
        </text:list-item>
        <text:list-item>
          <text:p text:style-name="P6"><text:span text:style-name="T1">Decide: </text:span>who volunteers to coordinate this?</text:p>
        </text:list-item>
        <text:list-item>
          <text:p text:style-name="P6"><text:span text:style-name="T1">Decide: </text:span>who will be present there?</text:p>
        </text:list-item>
      </text:list>
      <text:p text:style-name="P1"/>
      <text:p text:style-name="P1">DIYbio:</text:p>
      <text:list xml:id="list7304742143261884381" text:style-name="L6">
        <text:list-item>
          <text:p text:style-name="P7"><text:span text:style-name="T1">Poll: </text:span>What will Alessio &amp; Alina their roles be after relocating? Alessio (5 mins max)</text:p>
        </text:list-item>
        <text:list-item>
          <text:p text:style-name="P7"><text:span text:style-name="T1">Poll: </text:span>What will Winand's role be after relocating? Winand (5 mins max)</text:p>
        </text:list-item>
        <text:list-item>
          <text:p text:style-name="P7"><text:span text:style-name="T1">(NEW) </text:span>Poll: what do we think about the current use of the email list? (5 mins max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1:43:33.850148166</meta:creation-date>
    <dc:date>2014-09-07T11:52:29.331086187</dc:date>
    <meta:editing-duration>PT58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31" meta:word-count="338" meta:character-count="1800" meta:non-whitespace-character-count="1514"/>
  </office:meta>
</office:document-meta>
</file>